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/>
          <table:table-cell table:style-name="ce1" office:value-type="string" calcext:value-type="string">
            <text:p>Title of Poste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ohn1</text:p>
          </table:table-cell>
          <table:table-cell office:value-type="string" calcext:value-type="string">
            <text:p>Doe1</text:p>
          </table:table-cell>
          <table:table-cell table:formula="of:=COM.MICROSOFT.CONCAT([.$A2]; &quot; &quot;;[.$B2])" office:value-type="string" office:string-value="John1 Doe1" calcext:value-type="string">
            <text:p>John1 Doe1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</text:p>
          </table:table-cell>
          <table:table-cell office:value-type="string" calcext:value-type="string">
            <text:p>Doe2</text:p>
          </table:table-cell>
          <table:table-cell table:formula="of:=COM.MICROSOFT.CONCAT([.$A3]; &quot; &quot;;[.$B3])" office:value-type="string" office:string-value="John2 Doe2" calcext:value-type="string">
            <text:p>John2 Doe2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3</text:p>
          </table:table-cell>
          <table:table-cell office:value-type="string" calcext:value-type="string">
            <text:p>Doe3</text:p>
          </table:table-cell>
          <table:table-cell table:formula="of:=COM.MICROSOFT.CONCAT([.$A4]; &quot; &quot;;[.$B4])" office:value-type="string" office:string-value="John3 Doe3" calcext:value-type="string">
            <text:p>John3 Doe3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4</text:p>
          </table:table-cell>
          <table:table-cell office:value-type="string" calcext:value-type="string">
            <text:p>Doe4</text:p>
          </table:table-cell>
          <table:table-cell table:formula="of:=COM.MICROSOFT.CONCAT([.$A5]; &quot; &quot;;[.$B5])" office:value-type="string" office:string-value="John4 Doe4" calcext:value-type="string">
            <text:p>John4 Doe4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5</text:p>
          </table:table-cell>
          <table:table-cell office:value-type="string" calcext:value-type="string">
            <text:p>Doe5</text:p>
          </table:table-cell>
          <table:table-cell table:formula="of:=COM.MICROSOFT.CONCAT([.$A6]; &quot; &quot;;[.$B6])" office:value-type="string" office:string-value="John5 Doe5" calcext:value-type="string">
            <text:p>John5 Doe5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6</text:p>
          </table:table-cell>
          <table:table-cell office:value-type="string" calcext:value-type="string">
            <text:p>Doe6</text:p>
          </table:table-cell>
          <table:table-cell table:formula="of:=COM.MICROSOFT.CONCAT([.$A7]; &quot; &quot;;[.$B7])" office:value-type="string" office:string-value="John6 Doe6" calcext:value-type="string">
            <text:p>John6 Doe6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7</text:p>
          </table:table-cell>
          <table:table-cell office:value-type="string" calcext:value-type="string">
            <text:p>Doe7</text:p>
          </table:table-cell>
          <table:table-cell table:formula="of:=COM.MICROSOFT.CONCAT([.$A8]; &quot; &quot;;[.$B8])" office:value-type="string" office:string-value="John7 Doe7" calcext:value-type="string">
            <text:p>John7 Doe7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8</text:p>
          </table:table-cell>
          <table:table-cell office:value-type="string" calcext:value-type="string">
            <text:p>Doe8</text:p>
          </table:table-cell>
          <table:table-cell table:formula="of:=COM.MICROSOFT.CONCAT([.$A9]; &quot; &quot;;[.$B9])" office:value-type="string" office:string-value="John8 Doe8" calcext:value-type="string">
            <text:p>John8 Doe8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9</text:p>
          </table:table-cell>
          <table:table-cell office:value-type="string" calcext:value-type="string">
            <text:p>Doe9</text:p>
          </table:table-cell>
          <table:table-cell table:formula="of:=COM.MICROSOFT.CONCAT([.$A10]; &quot; &quot;;[.$B10])" office:value-type="string" office:string-value="John9 Doe9" calcext:value-type="string">
            <text:p>John9 Doe9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0</text:p>
          </table:table-cell>
          <table:table-cell office:value-type="string" calcext:value-type="string">
            <text:p>Doe10</text:p>
          </table:table-cell>
          <table:table-cell table:formula="of:=COM.MICROSOFT.CONCAT([.$A11]; &quot; &quot;;[.$B11])" office:value-type="string" office:string-value="John10 Doe10" calcext:value-type="string">
            <text:p>John10 Doe10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1</text:p>
          </table:table-cell>
          <table:table-cell office:value-type="string" calcext:value-type="string">
            <text:p>Doe11</text:p>
          </table:table-cell>
          <table:table-cell table:formula="of:=COM.MICROSOFT.CONCAT([.$A12]; &quot; &quot;;[.$B12])" office:value-type="string" office:string-value="John11 Doe11" calcext:value-type="string">
            <text:p>John11 Doe11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2</text:p>
          </table:table-cell>
          <table:table-cell office:value-type="string" calcext:value-type="string">
            <text:p>Doe12</text:p>
          </table:table-cell>
          <table:table-cell table:formula="of:=COM.MICROSOFT.CONCAT([.$A13]; &quot; &quot;;[.$B13])" office:value-type="string" office:string-value="John12 Doe12" calcext:value-type="string">
            <text:p>John12 Doe12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3</text:p>
          </table:table-cell>
          <table:table-cell office:value-type="string" calcext:value-type="string">
            <text:p>Doe13</text:p>
          </table:table-cell>
          <table:table-cell table:formula="of:=COM.MICROSOFT.CONCAT([.$A14]; &quot; &quot;;[.$B14])" office:value-type="string" office:string-value="John13 Doe13" calcext:value-type="string">
            <text:p>John13 Doe13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4</text:p>
          </table:table-cell>
          <table:table-cell office:value-type="string" calcext:value-type="string">
            <text:p>Doe14</text:p>
          </table:table-cell>
          <table:table-cell table:formula="of:=COM.MICROSOFT.CONCAT([.$A15]; &quot; &quot;;[.$B15])" office:value-type="string" office:string-value="John14 Doe14" calcext:value-type="string">
            <text:p>John14 Doe14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5</text:p>
          </table:table-cell>
          <table:table-cell office:value-type="string" calcext:value-type="string">
            <text:p>Doe15</text:p>
          </table:table-cell>
          <table:table-cell table:formula="of:=COM.MICROSOFT.CONCAT([.$A16]; &quot; &quot;;[.$B16])" office:value-type="string" office:string-value="John15 Doe15" calcext:value-type="string">
            <text:p>John15 Doe15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6</text:p>
          </table:table-cell>
          <table:table-cell office:value-type="string" calcext:value-type="string">
            <text:p>Doe16</text:p>
          </table:table-cell>
          <table:table-cell table:formula="of:=COM.MICROSOFT.CONCAT([.$A17]; &quot; &quot;;[.$B17])" office:value-type="string" office:string-value="John16 Doe16" calcext:value-type="string">
            <text:p>John16 Doe16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7</text:p>
          </table:table-cell>
          <table:table-cell office:value-type="string" calcext:value-type="string">
            <text:p>Doe17</text:p>
          </table:table-cell>
          <table:table-cell table:formula="of:=COM.MICROSOFT.CONCAT([.$A18]; &quot; &quot;;[.$B18])" office:value-type="string" office:string-value="John17 Doe17" calcext:value-type="string">
            <text:p>John17 Doe17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8</text:p>
          </table:table-cell>
          <table:table-cell office:value-type="string" calcext:value-type="string">
            <text:p>Doe18</text:p>
          </table:table-cell>
          <table:table-cell table:formula="of:=COM.MICROSOFT.CONCAT([.$A19]; &quot; &quot;;[.$B19])" office:value-type="string" office:string-value="John18 Doe18" calcext:value-type="string">
            <text:p>John18 Doe18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9</text:p>
          </table:table-cell>
          <table:table-cell office:value-type="string" calcext:value-type="string">
            <text:p>Doe19</text:p>
          </table:table-cell>
          <table:table-cell table:formula="of:=COM.MICROSOFT.CONCAT([.$A20]; &quot; &quot;;[.$B20])" office:value-type="string" office:string-value="John19 Doe19" calcext:value-type="string">
            <text:p>John19 Doe19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0</text:p>
          </table:table-cell>
          <table:table-cell office:value-type="string" calcext:value-type="string">
            <text:p>Doe20</text:p>
          </table:table-cell>
          <table:table-cell table:formula="of:=COM.MICROSOFT.CONCAT([.$A21]; &quot; &quot;;[.$B21])" office:value-type="string" office:string-value="John20 Doe20" calcext:value-type="string">
            <text:p>John20 Doe20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1</text:p>
          </table:table-cell>
          <table:table-cell office:value-type="string" calcext:value-type="string">
            <text:p>Doe21</text:p>
          </table:table-cell>
          <table:table-cell table:formula="of:=COM.MICROSOFT.CONCAT([.$A22]; &quot; &quot;;[.$B22])" office:value-type="string" office:string-value="John21 Doe21" calcext:value-type="string">
            <text:p>John21 Doe21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2</text:p>
          </table:table-cell>
          <table:table-cell office:value-type="string" calcext:value-type="string">
            <text:p>Doe22</text:p>
          </table:table-cell>
          <table:table-cell table:formula="of:=COM.MICROSOFT.CONCAT([.$A23]; &quot; &quot;;[.$B23])" office:value-type="string" office:string-value="John22 Doe22" calcext:value-type="string">
            <text:p>John22 Doe22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3</text:p>
          </table:table-cell>
          <table:table-cell office:value-type="string" calcext:value-type="string">
            <text:p>Doe23</text:p>
          </table:table-cell>
          <table:table-cell table:formula="of:=COM.MICROSOFT.CONCAT([.$A24]; &quot; &quot;;[.$B24])" office:value-type="string" office:string-value="John23 Doe23" calcext:value-type="string">
            <text:p>John23 Doe23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4</text:p>
          </table:table-cell>
          <table:table-cell office:value-type="string" calcext:value-type="string">
            <text:p>Doe24</text:p>
          </table:table-cell>
          <table:table-cell table:formula="of:=COM.MICROSOFT.CONCAT([.$A25]; &quot; &quot;;[.$B25])" office:value-type="string" office:string-value="John24 Doe24" calcext:value-type="string">
            <text:p>John24 Doe24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5</text:p>
          </table:table-cell>
          <table:table-cell office:value-type="string" calcext:value-type="string">
            <text:p>Doe25</text:p>
          </table:table-cell>
          <table:table-cell table:formula="of:=COM.MICROSOFT.CONCAT([.$A26]; &quot; &quot;;[.$B26])" office:value-type="string" office:string-value="John25 Doe25" calcext:value-type="string">
            <text:p>John25 Doe25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6</text:p>
          </table:table-cell>
          <table:table-cell office:value-type="string" calcext:value-type="string">
            <text:p>Doe26</text:p>
          </table:table-cell>
          <table:table-cell table:formula="of:=COM.MICROSOFT.CONCAT([.$A27]; &quot; &quot;;[.$B27])" office:value-type="string" office:string-value="John26 Doe26" calcext:value-type="string">
            <text:p>John26 Doe26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7</text:p>
          </table:table-cell>
          <table:table-cell office:value-type="string" calcext:value-type="string">
            <text:p>Doe27</text:p>
          </table:table-cell>
          <table:table-cell table:formula="of:=COM.MICROSOFT.CONCAT([.$A28]; &quot; &quot;;[.$B28])" office:value-type="string" office:string-value="John27 Doe27" calcext:value-type="string">
            <text:p>John27 Doe27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8</text:p>
          </table:table-cell>
          <table:table-cell office:value-type="string" calcext:value-type="string">
            <text:p>Doe28</text:p>
          </table:table-cell>
          <table:table-cell table:formula="of:=COM.MICROSOFT.CONCAT([.$A29]; &quot; &quot;;[.$B29])" office:value-type="string" office:string-value="John28 Doe28" calcext:value-type="string">
            <text:p>John28 Doe28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9</text:p>
          </table:table-cell>
          <table:table-cell office:value-type="string" calcext:value-type="string">
            <text:p>Doe29</text:p>
          </table:table-cell>
          <table:table-cell table:formula="of:=COM.MICROSOFT.CONCAT([.$A30]; &quot; &quot;;[.$B30])" office:value-type="string" office:string-value="John29 Doe29" calcext:value-type="string">
            <text:p>John29 Doe29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gi-1.2b" svg:font-family="Gargi-1.2b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03:23:51.310868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17:01.677075272</meta:creation-date>
    <dc:date>2020-02-10T03:27:05.772975267</dc:date>
    <meta:editing-duration>PT1H26M20S</meta:editing-duration>
    <meta:editing-cycles>2</meta:editing-cycles>
    <meta:generator>LibreOffice/6.2.3.2$Linux_X86_64 LibreOffice_project/20$Build-2</meta:generator>
    <meta:document-statistic meta:table-count="1" meta:cell-count="119" meta:object-count="0"/>
  </office:meta>
</office:document-meta>
</file>